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p 1</text:p>
      <text:p text:style-name="P1"><text:span text:style-name="T1">Players must establish a city configuration on a convenient and well-connected topology, with more than enough neighborhoods to provide adequate resources. There exists at least one centrally-placed node with at least four edges connecting to it that can service a city with minimal highway management.</text:span></text:p>
      <text:p text:style-name="P1"><text:span text:style-name="T1"/></text:p>
      <text:p text:style-name="P1">Map 2</text:p>
      <text:p text:style-name="P2">Players must establish a city configuration on a topology on a map where every single neighborhood offers considerable tradeoffs between connectivity and productivity. That is, every neighborhood can either produce resources efficiently or provide efficient routes for resources, but not both. Players must carefully optimize their transportation network in order to succeed.</text:p>
      <text:p text:style-name="P2"/>
      <text:p text:style-name="P1">Map 3</text:p>
      <text:p text:style-name="P2">Players must establish a city configuration on a topology with a few critical bottlenecks connecting regions of the map together. Such bottlenecks will require intelligent use of highway management to overcome.</text:p>
      <text:p text:style-name="P2"/>
      <text:p text:style-name="P1">Map 4</text:p>
      <text:p text:style-name="P2">Players must establish a city configuration on a topology with an abundance of forests but a paucity of grasslands. Players must use the Clear Forest project to redevelop the land to suit their needs, but take care not to clear so many forests that they cannot support a city configuration.</text:p>
      <text:p text:style-name="P2"/>
      <text:p text:style-name="P1">Map 5</text:p>
      <text:p text:style-name="P2">Players must establish a city configuration on a mountainous topology that makes it hard to slot in ResourceDepots, towns, and cities. Players must figure out how to navigate the maze-like chains of mountains, pushing resources in a sensible direction and making clever village-placement decisions, in order to fit in all of the societies they need.</text:p>
      <text:p text:style-name="P2"/>
      <text:p text:style-name="P1">Map 6</text:p>
      <text:p text:style-name="P2">Players must establish a city configuration on a complex topology with lots of deserts that has just barely enough productivity to accommodate a city. Players must be efficient in their production and transportation to have any hope of establishing a stable configu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M55S</meta:editing-duration>
    <meta:editing-cycles>3</meta:editing-cycles>
    <meta:generator>OpenOffice/4.1.1$Win32 OpenOffice.org_project/411m6$Build-9775</meta:generator>
    <dc:date>2017-06-19T08:40:54.70</dc:date>
    <meta:document-statistic meta:table-count="0" meta:image-count="0" meta:object-count="0" meta:page-count="1" meta:paragraph-count="12" meta:word-count="287" meta:character-count="1828"/>
    <meta:user-defined meta:name="Info 1"/>
    <meta:user-defined meta:name="Info 2"/>
    <meta:user-defined meta:name="Info 3"/>
    <meta:user-defined meta:name="Info 4"/>
  </office:meta>
</office:document-meta>
</file>